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Формат файла описания загрузки</text:h>
          </table:table-cell>
        </table:table-row>
        <table:table-row table:style-name="Table1.2">
          <table:table-cell table:style-name="Table1.A2" office:value-type="string">
            <text:p text:style-name="P1">Файл конфигурации загрузки представляет собой текстовый файл в формате ASCII с разделителями строк символами с кодами 0D или <text:s/>0D0A. Данный файл сообщает диспетчеру РМ информацию о том, какие именно расчётные модули необходимо загрузить, под какими именами алгоритмов и с каким интервалом их необходимо вызывать в процессе работы прибора.</text:p>
            <text:p text:style-name="P1">Файл представляет собой таблицу, где на каждой строке описывается способ вызова расчётного модуля. Строки имеют следующий формат:</text:p>
            <text:p text:style-name="Our_20_code">&lt;имя исполняемого файла расчётного модуля&gt; &lt;имя алгоритма&gt; &lt;интервал вызова в мсек&gt; &lt;к-во вызовов (повторов) за один интервал вызова данного расчётного модуля&gt;</text:p>
            <text:p text:style-name="P1">….. и так на остальных строках. Разделитель слов в строке – пробел.</text:p>
            <text:p text:style-name="P1">Пример текста в файле:</text:p>
            <text:p text:style-name="Our_20_code">сalc algo1 60 1</text:p>
            <text:p text:style-name="Our_20_code">сalc algo2 120 2</text:p>
            <text:p text:style-name="P1">Это означает что первым выполняется расчётный модуль загружаемый из исполняемого файла calc с именем алгоритма algo1, который вызывается 1 раз за 60 мсек, а вторым выполняется расчётный модуль загружаемый из исполняемого файла calc с именем алгоритма algo2, который вызывается 2 раза за 120 мсек. Примечание: такты (периоды) должны быть кратными (то есть такты выполнения должны быть в целое количество раз больше или равно минимальному среди указанных тактов алгоритмов) ! Минимальный временной интервал определяется автоматически исходя из файла конфигурации загрузки как минимум по всем заданным тактам. Такт не может быть задан меньше 1 мсек. Исходный код функции takt_work, где находится цикл вызовов приведён ниже. График работы в соответствии с указанной (в примере выше) конфигурацией:</text:p>
            <text:p text:style-name="P2"><draw:frame draw:style-name="fr1" draw:name="graphics1" text:anchor-type="as-char" svg:width="14.845cm" svg:height="7.832cm" draw:z-index="0"><draw:image xlink:href="../_images/rsp-2-2-ris-1.png" xlink:type="simple" xlink:show="embed" xlink:actuate="onLoad"/></draw:frame></text:p>
            <text:p text:style-name="P1">Процессы в данной версии исполняемой среды выполняются последовательно, в соответствии с тем как они описаны в файле конфигурации загрузки. При этом если у процессов установлен разный такт выполнения, то общий такт будет равен минимальному из заданных, но алгоритм у которого период выполнения задан больше будет выполняться не на каждом шаге. Т.е например для приведённого примера algo1 будет выполняться на каждом шаге, а algo2 – через шаг. Время, выводимое для отладчика (см. описание сетевого протокола GdbServer) равно: (минимальный из заданных шагов)*(к-во циклов диспетчера). При вызовах run-функции в расчётном модуле время равно 0, поскольку в явном виде нигде там не используется.</text:p>
            <text:p text:style-name="P1">Такты выполнения расчётных модулей являются задаваемой и постоянной величиной. Для более подробной информации – см. исходный код DispExemod\main.c, функция takt_work. Ниже приведён фрагмент данной функции с кодом расчёта условного модельного времени:</text:p>
            <text:p text:style-name="Our_20_code">void takt_work(void)</text:p>
            <text:p text:style-name="Our_20_code">{</text:p>
            <text:p text:style-name="Our_20_code">    int count = 0;</text:p>
            <text:p text:style-name="Our_20_code">    int k = 0;</text:p>
            <text:p text:style-name="Our_20_code"/>
            <text:p text:style-name="Our_20_code">    uint64_t cycle1 = 0;</text:p>
            <text:p text:style-name="Our_20_code">    uint64_t cycle2 = 0;</text:p>
            <text:p text:style-name="Our_20_code">    uint64_t ncycles = 0;</text:p>
            <text:p text:style-name="Our_20_code">    uint64_t cps = 0;</text:p>
            <text:p text:style-name="Our_20_code"/>
            <text:p text:style-name="Our_20_code">    struct timespec req = { 0 };</text:p>
            <text:p text:style-name="Our_20_code"/>
            <text:p text:style-name="Our_20_code"><text:soft-page-break/>    double delta_scan = 0.0;</text:p>
            <text:p text:style-name="Our_20_code">    double time_sleep = 0.0;</text:p>
            <text:p text:style-name="Our_20_code"/>
            <text:p text:style-name="Our_20_code">    char cmd[1] = {0};</text:p>
            <text:p text:style-name="Our_20_code">    char rep[1] = {0};</text:p>
            <text:p text:style-name="Our_20_code"/>
            <text:p text:style-name="Our_20_code">    /*Цикл посылки сообщений для тестирования*/</text:p>
            <text:p text:style-name="Our_20_code">    while (1)</text:p>
            <text:p text:style-name="Our_20_code">    {</text:p>
            <text:p text:style-name="Our_20_code"/>
            <text:p text:style-name="Our_20_code">        /*Количество циклов процессора до начала обработки бд*/</text:p>
            <text:p text:style-name="Our_20_code">        cycle1 = ClockCycles( );</text:p>
            <text:p text:style-name="Our_20_code"/>
            <text:p text:style-name="Our_20_code">        /*Будем запускать на выполнение расчетные модули время</text:p>
            <text:p text:style-name="Our_20_code">         * которых пришло</text:p>
            <text:p text:style-name="Our_20_code">         */</text:p>
            <text:p text:style-name="Our_20_code">        for (count = 0; count &lt; ptr_header-&gt;number_exemod; count++)</text:p>
            <text:p text:style-name="Our_20_code">        {</text:p>
            <text:p text:style-name="Our_20_code">            /*Текущий счетчик в 0 значит время пришло*/</text:p>
            <text:p text:style-name="Our_20_code">            if (ptr_exemod[count].tek_time == 0)</text:p>
            <text:p text:style-name="Our_20_code">            {</text:p>
            <text:p text:style-name="Our_20_code">                /*Отправим на выполнение расчетный модуль стоько</text:p>
            <text:p text:style-name="Our_20_code">                 * сколько он должен выполняться за один такт</text:p>
            <text:p text:style-name="Our_20_code">                 */</text:p>
            <text:p text:style-name="Our_20_code">                for (k = 0; k &lt; ptr_exemod[count].num_work; k++)</text:p>
            <text:p text:style-name="Our_20_code">                {</text:p>
            <text:p text:style-name="Our_20_code">                    cmd[0] = 0x01;</text:p>
            <text:p text:style-name="Our_20_code">                    MsgSend(ptr_exemod[count].coid, cmd, sizeof(cmd), rep, sizeof(rep));</text:p>
            <text:p text:style-name="Our_20_code"/>
            <text:p text:style-name="Our_20_code">                } /*for (k = 0; k &lt; ptr_exemod[count].num_work; k++)*/</text:p>
            <text:p text:style-name="Our_20_code"/>
            <text:p text:style-name="Our_20_code">                /*Восстановим текущее время*/</text:p>
            <text:p text:style-name="Our_20_code">                ptr_exemod[count].tek_time = ptr_exemod[count].takt_mod;</text:p>
            <text:p text:style-name="Our_20_code"/>
            <text:p text:style-name="Our_20_code">            } /*if (ptr_exemod[count].tek_time == 0)*/</text:p>
            <text:p text:style-name="Our_20_code"/>
            <text:p text:style-name="Our_20_code">        } /*for (count = 0; count &lt; ptr_header-&gt;number_exemod; count++)*/</text:p>
            <text:p text:style-name="Our_20_code"/>
            <text:p text:style-name="Our_20_code">        /*Количество циклов процессора после обработки бд*/</text:p>
            <text:p text:style-name="Our_20_code">        cycle2 = ClockCycles( );</text:p>
            <text:p text:style-name="Our_20_code"/>
            <text:p text:style-name="Our_20_code">        /*Количество циклов ушедшее на обработку бд*/</text:p>
            <text:p text:style-name="Our_20_code">        ncycles = cycle2 - cycle1;</text:p>
            <text:p text:style-name="Our_20_code"/>
            <text:p text:style-name="Our_20_code">        /*Сколько циклов в секунде*/</text:p>
            <text:p text:style-name="Our_20_code">        cps = SYSPAGE_ENTRY(qtime)-&gt;cycles_per_sec;</text:p>
            <text:p text:style-name="Our_20_code"/>
            <text:p text:style-name="Our_20_code">        /*Время затраченное на обработку бд*/</text:p>
            <text:p text:style-name="Our_20_code">        delta_scan = (1000.0 * ((double) ncycles / cps));</text:p>
            <text:p text:style-name="Our_20_code"/>
            <text:p text:style-name="Our_20_code">        /*Время сна, с компенсацией времени на предыдущем шаге*/</text:p>
            <text:p text:style-name="Our_20_code">        time_sleep = (double) ptr_header-&gt;takt - delta_scan;</text:p>
            <text:p text:style-name="Our_20_code"/>
            <text:p text:style-name="Our_20_code">        /*Спим оставшееся время до начала следующего такта*/</text:p>
            <text:p text:style-name="Our_20_code">        nsec2timespec(&amp;req, (uint64_t) ( <text:s/>time_sleep * 1000000L));</text:p>
            <text:p text:style-name="Our_20_code"><text:soft-page-break/></text:p>
            <text:p text:style-name="Our_20_code">        /*Спим до начала следующего такта*/</text:p>
            <text:p text:style-name="Our_20_code">        if (nanosleep(&amp;req, NULL) == -1)</text:p>
            <text:p text:style-name="Our_20_code">        {</text:p>
            <text:p text:style-name="Our_20_code">            perror("nanosleep");</text:p>
            <text:p text:style-name="Our_20_code">        } /*nanosleep.....*/</text:p>
            <text:p text:style-name="Our_20_code"/>
            <text:p text:style-name="Our_20_code">        /*Еще один такт прошел уменьшим время ожидания запуска</text:p>
            <text:p text:style-name="Our_20_code">         * расчетных модулей</text:p>
            <text:p text:style-name="Our_20_code">         */</text:p>
            <text:p text:style-name="Our_20_code">        sheduler_takt();</text:p>
            <text:p text:style-name="Our_20_code"/>
            <text:p text:style-name="Our_20_code">        //Это счётчик своих тактов синхронизатора, по нему считаем время ptr_header – это главная общая область памяти диспетчера /header</text:p>
            <text:p text:style-name="Our_20_code">        ptr_header-&gt;takt_counter = ptr_header-&gt;takt_counter + 1;</text:p>
            <text:p text:style-name="Our_20_code"/>
            <text:p text:style-name="Our_20_code">        } /*while (1)*/</text:p>
            <text:p text:style-name="Our_20_code">}</text:p>
            <text:p text:style-name="P1">Далее при выводе времени на клиент (то есть в графическую оболочку) используется следующий код (GdbServer.c функция packet_send):</text:p>
            <text:p text:style-name="Our_20_code">int packet_send(void)</text:p>
            <text:p text:style-name="Our_20_code">{</text:p>
            <text:p text:style-name="Our_20_code">    header_packet header = {0};</text:p>
            <text:p text:style-name="Our_20_code">    signal_addr var_signal_addr;</text:p>
            <text:p text:style-name="Our_20_code">    struct queue_ <text:s/>*pkt = NULL;</text:p>
            <text:p text:style-name="Our_20_code">    int sum = 0;</text:p>
            <text:p text:style-name="Our_20_code">    int nbytes = 0;</text:p>
            <text:p text:style-name="Our_20_code"/>
            <text:p text:style-name="Our_20_code">    double f = 0;</text:p>
            <text:p text:style-name="Our_20_code"/>
            <text:p text:style-name="Our_20_code">    unsigned char *ptr_buf_packet = buf_packet + sizeof(header);</text:p>
            <text:p text:style-name="Our_20_code"/>
            <text:p text:style-name="Our_20_code">//Это код подготовки значения модельного времени прибора </text:p>
            <text:p text:style-name="Our_20_code">//для вывода его на схеме в графической оболочке в режиме отладки <text:tab/></text:p>
            <text:p text:style-name="Our_20_code">/*Шаг интегрирования - в секундах !!!*/</text:p>
            <text:p text:style-name="Our_20_code">    header.fStep = ptr_header-&gt;takt*0.001;</text:p>
            <text:p text:style-name="Our_20_code"/>
            <text:p text:style-name="Our_20_code">//Это собственно время, выводимое в оболочке</text:p>
            <text:p text:style-name="Our_20_code">    header.time_connect = ptr_header-&gt;takt_counter*header.fStep;</text:p>
            <text:p text:style-name="Our_20_code">. . . . . . . . . . . . . .</text:p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ормат файла описания загрузки</dc:title>
    <dc:date>2016-02-20T11:07:36.14</dc:date>
    <meta:generator>OpenOffice/4.1.1$Win32 OpenOffice.org_project/411m6$Build-9775</meta:generator>
    <meta:editing-duration>PT5H37M44S</meta:editing-duration>
    <meta:editing-cycles>112</meta:editing-cycles>
    <dc:creator>ILYA KUBENSKIY</dc:creator>
    <meta:document-statistic meta:table-count="1" meta:image-count="1" meta:object-count="0" meta:page-count="3" meta:paragraph-count="92" meta:word-count="742" meta:character-count="5719"/>
    <meta:user-defined meta:name="Поле 1"/>
    <meta:user-defined meta:name="Поле 2"/>
    <meta:user-defined meta:name="Поле 3"/>
    <meta:user-defined meta:name="Поле 4"/>
  </office:meta>
</office:document-meta>
</file>